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Жирный" style:font-family-generic="roman"/>
    <style:font-face style:name="Times New Roman4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2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paragraph-rsid="00d236e2"/>
    </style:style>
    <style:style style:name="P3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1575in"/>
          <style:tab-stop style:position="5.3161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7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8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9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15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16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17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18" style:family="paragraph" style:parent-style-name="Text_20_body">
      <style:text-properties officeooo:paragraph-rsid="0142b432"/>
    </style:style>
    <style:style style:name="P19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officeooo:rsid="0175a2bc" officeooo:paragraph-rsid="0175a2bc"/>
    </style:style>
    <style:style style:name="P20" style:family="paragraph" style:parent-style-name="Text_20_body">
      <style:text-properties officeooo:rsid="0176a103" officeooo:paragraph-rsid="0176a103"/>
    </style:style>
    <style:style style:name="P21" style:family="paragraph" style:parent-style-name="Text_20_body">
      <style:text-properties officeooo:rsid="0178830e" officeooo:paragraph-rsid="0178830e"/>
    </style:style>
    <style:style style:name="P22" style:family="paragraph" style:parent-style-name="Text_20_body">
      <style:paragraph-properties fo:text-indent="0in" style:auto-text-indent="false"/>
      <style:text-properties officeooo:rsid="0178830e" officeooo:paragraph-rsid="0178830e"/>
    </style:style>
    <style:style style:name="P23" style:family="paragraph" style:parent-style-name="Text_20_body">
      <style:paragraph-properties fo:margin-top="0in" fo:margin-bottom="0in" style:contextual-spacing="true" fo:line-height="100%" fo:text-indent="0in" style:auto-text-indent="false"/>
      <style:text-properties officeooo:rsid="0178830e" officeooo:paragraph-rsid="0178830e"/>
    </style:style>
    <style:style style:name="P24" style:family="paragraph" style:parent-style-name="Heading">
      <style:paragraph-properties fo:margin-top="0.1972in" fo:margin-bottom="0.1972in" style:contextual-spacing="false" fo:break-before="page"/>
    </style:style>
    <style:style style:name="P25" style:family="paragraph" style:parent-style-name="Heading">
      <style:paragraph-properties fo:break-before="page"/>
    </style:style>
    <style:style style:name="P26" style:family="paragraph" style:parent-style-name="Heading">
      <style:paragraph-properties fo:margin-top="0.2764in" fo:margin-bottom="0.2764in" style:contextual-spacing="false" fo:break-before="page"/>
    </style:style>
    <style:style style:name="P27" style:family="paragraph" style:parent-style-name="Signature" style:master-page-name="">
      <loext:graphic-properties draw:fill="none"/>
      <style:paragraph-properties fo:margin-left="0in" fo:margin-right="0in" fo:margin-top="0.1189in" fo:margin-bottom="0.1189in" style:contextual-spacing="false" fo:text-align="start" style:justify-single-word="false" fo:orphans="0" fo:widows="0" fo:hyphenation-ladder-count="no-limit" fo:text-indent="0.5in" style:auto-text-indent="false" style:page-number="auto" fo:background-color="transparent" text:number-lines="false" text:line-number="0" style:writing-mode="lr-tb">
        <style:tab-stops/>
      </style:paragraph-properties>
      <style:text-properties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-1.4957in"/>
          <style:tab-stop style:position="6.4957in" style:type="right" style:leader-style="dotted" style:leader-text="."/>
        </style:tab-stops>
      </style:paragraph-properties>
    </style:style>
    <style:style style:name="P31" style:family="paragraph" style:parent-style-name="Contents_20_Heading" style:master-page-name="Standard">
      <style:paragraph-properties style:page-number="auto" fo:break-before="page"/>
    </style:style>
    <style:style style:name="P32" style:family="paragraph" style:parent-style-name="Contents_20_Heading" style:master-page-name="Standard">
      <style:paragraph-properties fo:margin-left="0in" fo:margin-right="0in" fo:margin-top="0in" fo:margin-bottom="0.0783in" style:contextual-spacing="false" fo:line-height="150%" fo:text-align="center" style:justify-single-word="false" fo:keep-together="always" fo:orphans="2" fo:widows="2" fo:hyphenation-ladder-count="no-limit" fo:text-indent="0in" style:auto-text-indent="false" style:page-number="auto" fo:break-before="page" fo:keep-with-next="always" style:writing-mode="lr-tb">
        <style:tab-stops>
          <style:tab-stop style:position="6.4957in" style:type="right" style:leader-style="dotted" style:leader-text="."/>
        </style:tab-stops>
      </style:paragraph-properties>
      <style:text-properties fo:color="#000000" loext:opacity="100%" style:text-outline="false" style:text-line-through-style="none" style:text-line-through-type="none" style:font-name="Times New Roman3" fo:language="ru" fo:country="RU" fo:font-style="normal" fo:text-shadow="none" style:text-underline-style="none" fo:font-weight="bold" style:letter-kerning="false" style:font-name-asian="Calibri1" style:language-asian="ru" style:country-asian="RU" style:font-style-asian="normal" style:font-weight-asian="normal" style:font-name-complex="Tahoma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Heading_20_2" style:list-style-name="" style:master-page-name="">
      <style:paragraph-properties fo:margin-left="0in" fo:margin-right="0in" fo:line-height="100%" fo:text-align="center" style:justify-single-word="false" fo:keep-together="always" fo:orphans="0" fo:widows="0" fo:hyphenation-ladder-count="no-limit" fo:text-indent="0in" style:auto-text-indent="false" style:page-number="auto" fo:keep-with-next="always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Heading_20_2" style:list-style-name="" style:master-page-name="">
      <style:paragraph-properties fo:margin-left="0in" fo:margin-right="0in" fo:line-height="100%" fo:text-align="center" style:justify-single-word="false" fo:keep-together="always" fo:orphans="0" fo:widows="0" fo:hyphenation-ladder-count="no-limit" fo:text-indent="0in" style:auto-text-indent="false" style:page-number="auto" fo:keep-with-next="always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Heading_20_2" style:list-style-name="" style:master-page-name="">
      <style:paragraph-properties fo:margin-left="0in" fo:margin-right="0in" fo:line-height="100%" fo:text-align="center" style:justify-single-word="false" fo:keep-together="always" fo:orphans="0" fo:widows="0" fo:hyphenation-ladder-count="no-limit" fo:text-indent="0in" style:auto-text-indent="false" style:page-number="auto" fo:keep-with-next="always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37" style:family="paragraph" style:parent-style-name="Text_20_body">
      <style:paragraph-properties fo:margin-top="0in" fo:margin-bottom="0in" style:contextual-spacing="true" fo:line-height="115%" fo:text-indent="0in" style:auto-text-indent="false"/>
      <style:text-properties officeooo:rsid="0178830e" officeooo:paragraph-rsid="0178830e"/>
    </style:style>
    <style:style style:name="P38" style:family="paragraph" style:parent-style-name="Text_20_body">
      <style:text-properties officeooo:rsid="017acadb" officeooo:paragraph-rsid="017acadb"/>
    </style:style>
    <style:style style:name="P39" style:family="paragraph" style:parent-style-name="Text_20_body">
      <style:paragraph-properties fo:margin-top="0in" fo:margin-bottom="0in" style:contextual-spacing="true" fo:line-height="100%" fo:text-indent="0in" style:auto-text-indent="false"/>
      <style:text-properties officeooo:paragraph-rsid="017acadb"/>
    </style:style>
    <style:style style:name="P40" style:family="paragraph" style:parent-style-name="Text_20_body">
      <style:paragraph-properties fo:line-height="100%"/>
    </style:style>
    <style:style style:name="P41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626in"/>
          <style:tab-stop style:position="5.47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5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142b432" style:font-size-asian="14pt" style:font-size-complex="14pt"/>
    </style:style>
    <style:style style:name="T10" style:family="text">
      <style:text-properties fo:font-size="14pt" style:font-size-asian="14pt" style:font-size-complex="14pt" style:font-weight-complex="bold"/>
    </style:style>
    <style:style style:name="T11" style:family="text">
      <style:text-properties fo:font-size="14pt" officeooo:rsid="0178830e" style:font-size-asian="14pt" style:font-size-complex="14pt" style:font-weight-complex="bold"/>
    </style:style>
    <style:style style:name="T12" style:family="text">
      <style:text-properties fo:font-size="14pt" officeooo:rsid="017acadb" style:font-size-asian="14pt" style:font-size-complex="14pt"/>
    </style:style>
    <style:style style:name="T13" style:family="text">
      <style:text-properties fo:font-size="14pt" fo:letter-spacing="-0.0008in" fo:font-weight="bold" style:font-size-asian="14pt" style:font-weight-asian="bold" style:font-size-complex="14pt" style:font-weight-complex="bold" style:text-scale="95%"/>
    </style:style>
    <style:style style:name="T14" style:family="text">
      <style:text-properties fo:font-size="14pt" fo:letter-spacing="-0.0008in" fo:font-weight="bold" officeooo:rsid="01732bdb" style:font-size-asian="14pt" style:font-weight-asian="bold" style:font-size-complex="14pt" style:font-weight-complex="bold" style:text-scale="95%"/>
    </style:style>
    <style:style style:name="T15" style:family="text">
      <style:text-properties fo:font-size="14pt" fo:letter-spacing="-0.0008in" fo:font-weight="bold" officeooo:rsid="017acadb" style:font-size-asian="14pt" style:font-weight-asian="bold" style:font-size-complex="14pt" style:font-weight-complex="bold" style:text-scale="95%"/>
    </style:style>
    <style:style style:name="T16" style:family="text">
      <style:text-properties fo:color="#000000" loext:opacity="100%" style:text-outline="false" style:text-line-through-style="none" style:text-line-through-type="none" style:font-name="Times New Roman3" fo:font-size="14pt" fo:letter-spacing="-0.0008in" fo:language="ru" fo:country="RU" fo:font-style="normal" fo:text-shadow="none" style:text-underline-style="none" fo:font-weight="bold" officeooo:rsid="0178830e" style:letter-kerning="false" style:font-name-asian="Calibri1" style:font-size-asian="14pt" style:language-asian="en" style:country-asian="US" style:font-style-asian="normal" style:font-weight-asian="bold" style:font-name-complex="Tahoma" style:font-size-complex="14pt" style:language-complex="ar" style:country-complex="SA" style:font-style-complex="normal" style:font-weight-complex="bold" style:text-scale="95%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bold" style:letter-kerning="false" style:font-name-asian="Calibri1" style:font-size-asian="14pt" style:language-asian="en" style:country-asian="US" style:font-style-asian="normal" style:font-weight-asian="bold" style:font-name-complex="Tahoma" style:font-size-complex="13pt" style:language-complex="ar" style:country-complex="SA" style:font-style-complex="normal" style:font-weight-complex="normal" style:text-overline-style="none" style:text-overline-color="font-color"/>
    </style:style>
    <style:style style:name="T18" style:family="text">
      <style:text-properties style:use-window-font-color="true" loext:opacity="0%" style:font-name="Times New Roman1" fo:font-size="14pt" fo:language="ru" fo:country="RU" officeooo:rsid="01732bdb" style:letter-kerning="false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T19" style:family="text">
      <style:text-properties officeooo:rsid="00d236e2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175a2bc"/>
    </style:style>
    <style:style style:name="T22" style:family="text">
      <style:text-properties officeooo:rsid="0105d16e"/>
    </style:style>
    <style:style style:name="T23" style:family="text">
      <style:text-properties officeooo:rsid="01091aef"/>
    </style:style>
    <style:style style:name="T24" style:family="text">
      <style:text-properties officeooo:rsid="01732bdb"/>
    </style:style>
    <style:style style:name="T25" style:family="text">
      <style:text-properties officeooo:rsid="0175a2bc"/>
    </style:style>
    <style:style style:name="T26" style:family="text">
      <style:text-properties officeooo:rsid="0178830e"/>
    </style:style>
    <style:style style:name="T27" style:family="text">
      <style:text-properties officeooo:rsid="017a3e3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/>Министерство науки и высшего образования Российской Федерации</text:p>
      <text:p text:style-name="P14">Федеральное государственное бюджетное образовательное учреждение<text:span text:style-name="T1"> </text:span>высшего образования</text:p>
      <text:p text:style-name="P15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17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6"/>
      <text:p text:style-name="P6"/>
      <text:p text:style-name="P6"/>
      <text:p text:style-name="P7"/>
      <text:p text:style-name="P19">Обработка списков</text:p>
      <text:p text:style-name="P2"><text:span text:style-name="T18">Лабораторная</text:span> работа <text:span text:style-name="T25">№1</text:span></text:p>
      <text:p text:style-name="P16">по дисциплине</text:p>
      <text:p text:style-name="P16">«<text:span text:style-name="T25">Функциональное и логическое программирование</text:span>»</text:p>
      <text:p text:style-name="P8"/>
      <text:p text:style-name="P11">Студент<text:span text:style-name="T6"> </text:span>гр.<text:span text:style-name="T5"> </text:span>430-2</text:p>
      <text:p text:style-name="P12"><text:span text:style-name="T7"><text:tab/></text:span>А.А. Лузинсан</text:p>
      <text:p text:style-name="P41">«<text:span text:style-name="T7"><text:tab/></text:span>»<text:span text:style-name="T7"><text:tab/></text:span>202<text:span text:style-name="T25">3</text:span> г.</text:p>
      <text:p text:style-name="P13">Руководитель </text:p>
      <text:p text:style-name="P5"><text:span text:style-name="T24">Доцент</text:span> кафедры АСУ</text:p>
      <text:p text:style-name="P3"><text:span text:style-name="T7"><text:tab/></text:span><text:span text:style-name="T20"><text:tab/></text:span><text:span text:style-name="T21">С</text:span>.<text:span text:style-name="T25">М</text:span>. <text:span text:style-name="T25">Алфёров</text:span></text:p>
      <text:p text:style-name="P42">«<text:span text:style-name="T7"><text:tab/></text:span>»<text:span text:style-name="T7"><text:tab/></text:span>202<text:span text:style-name="T25">3</text:span> <text:span text:style-name="T19">г.</text:span></text:p>
      <text:p text:style-name="P10"/>
      <text:p text:style-name="P9"/>
      <text:p text:style-name="P9"/>
      <text:p text:style-name="P9"/>
      <text:p text:style-name="P9"/>
      <text:p text:style-name="P9"/>
      <text:p text:style-name="P1">Томск<text:span text:style-name="T2"> </text:span>202<text:span text:style-name="T25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2">Оглавление</text:p>
          </text:index-title>
          <text:p text:style-name="P28"><text:a xlink:type="simple" xlink:href="#__RefHeading___Toc3593_3433578193" text:style-name="Index_20_Link" text:visited-style-name="Index_20_Link">Введение<text:tab/>3</text:a></text:p>
          <text:p text:style-name="P28"><text:a xlink:type="simple" xlink:href="#__RefHeading___Toc3595_3433578193" text:style-name="Index_20_Link" text:visited-style-name="Index_20_Link">1 Ход работы<text:tab/>4</text:a></text:p>
          <text:p text:style-name="P29"><text:a xlink:type="simple" xlink:href="#__RefHeading___Toc601_2070545106" text:style-name="Index_20_Link" text:visited-style-name="Index_20_Link">1.1 Задание 1<text:tab/>4</text:a></text:p>
          <text:p text:style-name="P29"><text:a xlink:type="simple" xlink:href="#__RefHeading___Toc603_2070545106" text:style-name="Index_20_Link" text:visited-style-name="Index_20_Link">1.2 Задание 2<text:tab/>4</text:a></text:p>
          <text:p text:style-name="P29"><text:a xlink:type="simple" xlink:href="#__RefHeading___Toc605_2070545106" text:style-name="Index_20_Link" text:visited-style-name="Index_20_Link">1.3 Задание 3<text:tab/>4</text:a></text:p>
          <text:p text:style-name="P29"><text:a xlink:type="simple" xlink:href="#__RefHeading___Toc607_2070545106" text:style-name="Index_20_Link" text:visited-style-name="Index_20_Link">1.4 Задание по варианту<text:tab/>5</text:a></text:p>
          <text:p text:style-name="P28"><text:a xlink:type="simple" xlink:href="#__RefHeading___Toc3721_3433578193" text:style-name="Index_20_Link" text:visited-style-name="Index_20_Link">Заключение<text:tab/>6</text:a></text:p>
        </text:index-body>
      </text:table-of-content>
      <text:h text:style-name="P4" text:outline-level="1"/>
      <text:h text:style-name="P26" text:outline-level="1"><text:bookmark-start text:name="__RefHeading___Toc3593_3433578193"/><text:bookmark-start text:name="_Toc117370879"/>В<text:bookmark-end text:name="_Toc117370879"/><text:span text:style-name="T22">ведение</text:span><text:bookmark-end text:name="__RefHeading___Toc3593_3433578193"/></text:h>
      <text:p text:style-name="P20">Цель: получить о<text:span text:style-name="T27">п</text:span>ыт обработки списков в LISP.</text:p>
      <text:p text:style-name="P21">Задание №1: напишите функцию, вычисляющую предпоследний элемент списка</text:p>
      <text:p text:style-name="P21">Задание №2: напишите функцию (fullength х), считающую полное количество атомов (не равных nil) в списке х. Исходный список может быть многоуровневым.</text:p>
      <text:p text:style-name="P21">Задание №3: напишите функцию от двух аргументов х и n , которая создает список из n раз повторенных списков ,состоящих из одного элемента х.</text:p>
      <text:p text:style-name="P20">Задание <text:span text:style-name="T26">№4, вариант 7</text:span>: объединить позиции с одинаковым наименованием товаров, количество просуммировать, информацию о скидке и цене взять из первой позиции данного наименования. Таким образом сформировать новый список чека.</text:p>
      <text:h text:style-name="P25" text:outline-level="1"><text:bookmark-start text:name="__RefHeading___Toc3595_3433578193"/><text:span text:style-name="T13">1</text:span><text:bookmark-start text:name="_Toc117370880"/><text:span text:style-name="T13"> </text:span><text:bookmark-end text:name="_Toc117370880"/><text:span text:style-name="T15">Ход работы</text:span><text:bookmark-end text:name="__RefHeading___Toc3595_3433578193"/></text:h>
      <text:h text:style-name="P33" text:outline-level="2"><text:bookmark-start text:name="__RefHeading___Toc601_2070545106"/><text:span text:style-name="T14">1.</text:span><text:span text:style-name="T13">1 </text:span><text:span text:style-name="T16">Задание 1</text:span><text:bookmark-end text:name="__RefHeading___Toc601_2070545106"/></text:h>
      <text:p text:style-name="P21">Входные данные: (3 8 92 847 35 82)</text:p>
      <text:p text:style-name="P38">Полученный результат: 35</text:p>
      <text:p text:style-name="P21">Код программы представлен в листинге 1.1.</text:p>
      <text:p text:style-name="P22">Листинг 1.1 — код функции prelast и её вызов</text:p>
      <text:p text:style-name="P37">(defun prelast(arr)</text:p>
      <text:p text:style-name="P37"><text:s text:c="4"/>(car (cdr (reverse arr))))</text:p>
      <text:p text:style-name="P37">(print (prelast `(3 8 92 847 35 82)))</text:p>
      <text:h text:style-name="Heading_20_2" text:outline-level="2"><text:bookmark-start text:name="__RefHeading___Toc603_2070545106"/>1.2 Задание 2<text:bookmark-end text:name="__RefHeading___Toc603_2070545106"/></text:h>
      <text:p text:style-name="P21">Входные данные: (2 7 8 2 3)</text:p>
      <text:p text:style-name="P38">Полученный результат: 5</text:p>
      <text:p text:style-name="P21">Код программы представлен в листинге 1.1.</text:p>
      <text:p text:style-name="P22">Листинг 1.2 — код функции fullength и её вызов</text:p>
      <text:p text:style-name="P37">(defun fullength(x)</text:p>
      <text:p text:style-name="P37"><text:s/>( cond ((null x) 0) </text:p>
      <text:p text:style-name="P37"><text:s text:c="12"/>((atom x) 1)</text:p>
      <text:p text:style-name="P37"><text:s text:c="12"/>(t (+ (fullength (car x))</text:p>
      <text:p text:style-name="P37"><text:s text:c="20"/>(fullength (cdr x))</text:p>
      <text:p text:style-name="P37"><text:s text:c="14"/>))))</text:p>
      <text:p text:style-name="P37">(print (fullength `(2 7 8 2 3)))</text:p>
      <text:h text:style-name="P33" text:outline-level="2"><text:bookmark-start text:name="__RefHeading___Toc605_2070545106"/>1.3 <text:span text:style-name="T17">Задание</text:span> 3<text:bookmark-end text:name="__RefHeading___Toc605_2070545106"/></text:h>
      <text:p text:style-name="P21">Входные данные: 3 5</text:p>
      <text:p text:style-name="P38">Полученный результат (3 3 3 3 3)</text:p>
      <text:p text:style-name="P21">Код программы представлен в листинге 1.1.</text:p>
      <text:p text:style-name="P22">Листинг 1.3 — код функции mlst и её вызов</text:p>
      <text:p text:style-name="P37">(defun mlst(x n)</text:p>
      <text:p text:style-name="P37"><text:s text:c="4"/>( cond ((&gt; n 0) (cons (list x) (mlst x (1- n))))))</text:p>
      <text:p text:style-name="P37">(print (mlst 3 5))</text:p>
      <text:h text:style-name="P33" text:outline-level="2"><text:bookmark-start text:name="__RefHeading___Toc607_2070545106"/><text:soft-page-break/>1.4 Задание по <text:span text:style-name="T17">варианту</text:span><text:bookmark-end text:name="__RefHeading___Toc607_2070545106"/></text:h>
      <text:p text:style-name="Text_20_body"><text:span text:style-name="T10">Входные данные: ((item1 2 10.0 0.0) (item2 1 5.0 0.0) (item1 1 10.0 0.0</text:span><text:span text:style-name="T11">)</text:span><text:span text:style-name="T10">(item3 2 15.0 0.0))</text:span></text:p>
      <text:p text:style-name="P21">Код программы представлен в листинге 1.4.</text:p>
      <text:p text:style-name="P22">Листинг 1.4 — код функции mlst и её вызов</text:p>
      <text:p text:style-name="P23">(defun merge-check-items (check)</text:p>
      <text:p text:style-name="P23"><text:s text:c="2"/>(if (null check)</text:p>
      <text:p text:style-name="P23"><text:s text:c="6"/>nil</text:p>
      <text:p text:style-name="P23"><text:s text:c="6"/>(let ((item (car check))</text:p>
      <text:p text:style-name="P23"><text:s text:c="12"/>(rest (cdr check)))</text:p>
      <text:p text:style-name="P23"><text:s text:c="8"/>(let ((name (first item))</text:p>
      <text:p text:style-name="P23"><text:s text:c="14"/>(quantity (second item))</text:p>
      <text:p text:style-name="P23"><text:s text:c="14"/>(price (third item))</text:p>
      <text:p text:style-name="P23"><text:s text:c="14"/>(discount (fourth item)))</text:p>
      <text:p text:style-name="P23"><text:s text:c="10"/>(let ((merged-item</text:p>
      <text:p text:style-name="P23"><text:s text:c="17"/>(reduce (lambda (acc x)</text:p>
      <text:p text:style-name="P23"><text:s text:c="27"/>(if (equal name (first x))</text:p>
      <text:p text:style-name="P23"><text:s text:c="31"/>(list name (+ quantity (second x)) price discount)</text:p>
      <text:p text:style-name="P23"><text:s text:c="31"/>acc))</text:p>
      <text:p text:style-name="P23"><text:s text:c="25"/>rest</text:p>
      <text:p text:style-name="P23"><text:s text:c="25"/>:initial-value (list name quantity price discount))))</text:p>
      <text:p text:style-name="P23"><text:s text:c="12"/>(cons merged-item (merge-check-items (remove-if (lambda (x) (equal name (first x))) rest))))))))</text:p>
      <text:p text:style-name="P23"/>
      <text:p text:style-name="P23">(defvar *check*</text:p>
      <text:p text:style-name="P23"><text:s text:c="2"/>'((item1 2 10.0 0.0)</text:p>
      <text:p text:style-name="P23"><text:s text:c="4"/>(item2 1 5.0 0.0)</text:p>
      <text:p text:style-name="P23"><text:s text:c="4"/>(item1 1 10.0 0.0)</text:p>
      <text:p text:style-name="P23"><text:s text:c="4"/>(item3 2 15.0 0.0)))</text:p>
      <text:p text:style-name="P23">(setq *check* (merge-check-items *check*))</text:p>
      <text:p text:style-name="P23"/>
      <text:p text:style-name="P23">; Выводим результат</text:p>
      <text:p text:style-name="P23">(dolist (item *check*)</text:p>
      <text:p text:style-name="P39"><text:span text:style-name="T26"><text:s text:c="2"/>(format t "Наименование: ~a, Количество: ~a, Цена: ~a, Скидка: ~a~%" (first item) (second item) (third item) (fourth item)))</text:span></text:p>
      <text:p text:style-name="P27">Результат:</text:p>
      <text:p text:style-name="P40">Наименование: ITEM1, Количество: 3, Цена: 10.0, Скидка: 10.0</text:p>
      <text:p text:style-name="P40">Наименование: ITEM2, Количество: 1, Цена: 5.0, Скидка: 20.0</text:p>
      <text:p text:style-name="P40">Наименование: ITEM3, Количество: 2, Цена: 15.0, Скидка: 50.0</text:p>
      <text:h text:style-name="P24" text:outline-level="1"><text:bookmark-start text:name="__RefHeading___Toc3721_3433578193"/><text:bookmark-start text:name="_Toc117370896"/>З<text:bookmark-end text:name="_Toc117370896"/><text:span text:style-name="T23">аключение</text:span><text:bookmark-end text:name="__RefHeading___Toc3721_3433578193"/></text:h>
      <text:p text:style-name="P18"><text:span text:style-name="T8">В результате </text:span><text:span text:style-name="T9">выполнения </text:span><text:bookmark-start text:name="_Toc1173708993"/><text:span text:style-name="T12">л</text:span><text:bookmark-end text:name="_Toc1173708993"/><text:span text:style-name="T12">абораторной работы я получила опыт обработки списков в LISP, изучила и использовала основные функции языка LISP, а также выполнила задание по варианту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Жирный" style:font-family-generic="roman"/>
    <style:font-face style:name="Times New Roman4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4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4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4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1583in" fo:margin-bottom="0.1583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3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4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4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4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4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3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language-asian="ru" style:country-asian="RU" style:font-name-complex="Tahoma" style:font-family-complex="Tahoma" style:font-family-generic-complex="system" style:font-pitch-complex="variable" style:font-size-complex="14pt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4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4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4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3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4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4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1" fo:font-family="'Times New Roman'" style:font-family-generic="roman" style:font-pitch="variable" fo:language="ru" fo:country="RU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1" fo:font-family="'Times New Roman'" style:font-family-generic="roman" style:font-pitch="variable" fo:language="ru" fo:country="RU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6pt" fo:language="ru" fo:country="RU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0114" number:language="ru" number:country="RU">
      <number:number number:decimal-places="7" number:min-decimal-places="7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6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09-11T17:27:02.531927903</dc:date>
    <meta:editing-cycles>505</meta:editing-cycles>
    <meta:editing-duration>P6DT58M12S</meta:editing-duration>
    <meta:generator>LibreOffice/7.6.0.3$Linux_X86_64 LibreOffice_project/60$Build-3</meta:generator>
    <meta:print-date>2023-09-11T17:26:53.572456327</meta:print-date>
    <meta:printed-by>PDF files</meta:printed-by>
    <meta:document-statistic meta:table-count="0" meta:image-count="0" meta:object-count="0" meta:page-count="6" meta:paragraph-count="97" meta:word-count="519" meta:character-count="3666" meta:non-whitespace-character-count="2896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